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haredLibrariesTask.get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haredLibrariesTask.doExecute( AdminCommandsServiceMBean a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SharedLibrariesTask.setComponentName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haredLibrariesTask.setXmlOutput( String xml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haredLibrariesTask.setSharedLibraryName( String sharedLibra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haredLibrariesTask.getSharedLibra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haredLibrariesTask.isXml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